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imPeriod</text:p>
          </table:table-cell>
          <table:table-cell table:formula="of:=72000000" office:value-type="float" office:value="72000000" calcext:value-type="float">
            <text:p>7200000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SC</text:p>
          </table:table-cell>
          <table:table-cell office:value-type="string" calcext:value-type="string">
            <text:p>Periodo min</text:p>
          </table:table-cell>
          <table:table-cell office:value-type="string" calcext:value-type="string">
            <text:p>Periodo max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1/([.B2]/([.B5]))" office:value-type="float" office:value="0.00000152777777777778" calcext:value-type="float">
            <text:p>1.52777777777778E-06</text:p>
          </table:table-cell>
          <table:table-cell table:formula="of:=[.C5]*65535" office:value-type="float" office:value="0.100122916666667" calcext:value-type="float">
            <text:p>0.1001229166666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eq Max</text:p>
          </table:table-cell>
          <table:table-cell office:value-type="string" calcext:value-type="string">
            <text:p>Freq Min</text:p>
          </table:table-cell>
          <table:table-cell table:number-columns-repeated="2"/>
          <table:table-cell office:value-type="string" calcext:value-type="string">
            <text:p>PSC</text:p>
          </table:table-cell>
          <table:table-cell table:formula="of:=[.B5]" office:value-type="float" office:value="110" calcext:value-type="float">
            <text:p>110</text:p>
          </table:table-cell>
          <table:table-cell/>
        </table:table-row>
        <table:table-row table:style-name="ro1">
          <table:table-cell table:number-columns-repeated="2"/>
          <table:table-cell table:style-name="ce1" table:formula="of:=1/[.C5]" office:value-type="float" office:value="654545.454545455" calcext:value-type="float">
            <text:p>6.55E+05</text:p>
          </table:table-cell>
          <table:table-cell table:formula="of:=1/[.D5]" office:value-type="float" office:value="9.9877234232922" calcext:value-type="float">
            <text:p>9.9877234232922</text:p>
          </table:table-cell>
          <table:table-cell table:number-columns-repeated="3"/>
          <table:table-cell office:value-type="string" calcext:value-type="string">
            <text:p>Period</text:p>
          </table:table-cell>
          <table:table-cell office:value-type="string" calcext:value-type="string">
            <text:p>AR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0Hz</text:p>
          </table:table-cell>
          <table:table-cell table:formula="of:=1/10" office:value-type="float" office:value="0.1" calcext:value-type="float">
            <text:p>0.1</text:p>
          </table:table-cell>
          <table:table-cell table:formula="of:=[.H8]/[.$C$5]" office:value-type="float" office:value="65454.5454545455" calcext:value-type="float">
            <text:p>65454.545454545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00Hz</text:p>
          </table:table-cell>
          <table:table-cell table:formula="of:=1/100" office:value-type="float" office:value="0.01" calcext:value-type="float">
            <text:p>0.01</text:p>
          </table:table-cell>
          <table:table-cell table:formula="of:=[.H9]/[.$C$5]" office:value-type="float" office:value="6545.45454545455" calcext:value-type="float">
            <text:p>6545.4545454545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500Hz</text:p>
          </table:table-cell>
          <table:table-cell table:formula="of:=1/500" office:value-type="float" office:value="0.002" calcext:value-type="float">
            <text:p>0.002</text:p>
          </table:table-cell>
          <table:table-cell table:formula="of:=[.H10]/[.$C$5]" office:value-type="float" office:value="1309.09090909091" calcext:value-type="float">
            <text:p>1309.0909090909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KHz</text:p>
          </table:table-cell>
          <table:table-cell table:formula="of:=1/1000" office:value-type="float" office:value="0.001" calcext:value-type="float">
            <text:p>0.001</text:p>
          </table:table-cell>
          <table:table-cell table:style-name="ce2" table:formula="of:=[.H11]/[.$C$5]" office:value-type="float" office:value="654.545454545455" calcext:value-type="float">
            <text:p>654.5454545454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7:20:35.335888557</meta:creation-date>
    <dc:date>2023-09-18T17:27:41.273161442</dc:date>
    <meta:editing-duration>PT7M6S</meta:editing-duration>
    <meta:editing-cycles>1</meta:editing-cycles>
    <meta:document-statistic meta:table-count="1" meta:cell-count="28" meta:object-count="0"/>
    <meta:generator>LibreOffice/7.3.7.2$Linux_X86_64 LibreOffice_project/30$Build-2</meta:generator>
  </office:meta>
</office:document-meta>
</file>